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ttingsParser.classpathStarted( Map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VariableContainerWrapper.IvyVariableContainerWrapper( IvyVariableContainer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ttingsParser.startElement( String uri , String localName , String qName , Attributes at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mlSettingsParser.propertiesStarted(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SettingsParser.typedefStarted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ettingsParser.versionMatchersStarted( String qName , Map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ettingsParser.propertyStarted(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ettingsParser.inConfiguratorStarted( String qName , Map attribut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mlSettingsParser.resolveFile( String path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ttingsParser.anyConfiguratorStarted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ttingsParser.credentialsStarted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ettingsParser.moduleStarted( Map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ettingsParser.includeStarted( Map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SettingsParser.doParse( URL settings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VariableContainerWrapper.get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ettingsParser.macrodefStarted( String qName ,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ettingsParser.settingsStarted( String qName , Map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XmlSettingsParser.parse( Configurator configurator , URL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VariableContainerWrapper.setVariable( String varName , String value , boolean overwr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ettingsParser.XmlSettingsParser( IvySettings iv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ttingsParser.cachesStarted( String qName , Map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vyVariableContainerWrapp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Wrapper.setEnvironmen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ttingsParser.urlFromFileAttribute( String fil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ettingsParser.endElement( String uri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ettingsParser.statusesStarted( String qName , Map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ettingsParser.parse( URL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ettingsParser.endDocumen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